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bff2" officeooo:paragraph-rsid="0015cc18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15cc18" officeooo:paragraph-rsid="0015cc18"/>
    </style:style>
    <style:style style:name="P5" style:family="paragraph" style:parent-style-name="Table_20_Contents">
      <style:paragraph-properties fo:text-align="justify" style:justify-single-word="false"/>
      <style:text-properties officeooo:rsid="0015cc18" officeooo:paragraph-rsid="0015cc18"/>
    </style:style>
    <style:style style:name="P6" style:family="paragraph" style:parent-style-name="Text_20_body">
      <style:text-properties officeooo:paragraph-rsid="0015cc18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paragraph-rsid="0015cc18"/>
    </style:style>
    <style:style style:name="P10" style:family="paragraph" style:parent-style-name="Heading_20_1">
      <style:paragraph-properties fo:break-before="page"/>
      <style:text-properties officeooo:rsid="0015cc18" officeooo:paragraph-rsid="0015cc18"/>
    </style:style>
    <style:style style:name="P11" style:family="paragraph" style:parent-style-name="Heading_20_1">
      <style:paragraph-properties fo:text-align="justify" style:justify-single-word="false" fo:break-before="page"/>
      <style:text-properties officeooo:rsid="0015cc18" officeooo:paragraph-rsid="0015cc18"/>
    </style:style>
    <style:style style:name="P12" style:family="paragraph" style:parent-style-name="Heading_20_1">
      <style:paragraph-properties fo:break-before="page"/>
      <style:text-properties officeooo:rsid="0017ba40" officeooo:paragraph-rsid="0017ba40"/>
    </style:style>
    <style:style style:name="T1" style:family="text">
      <style:text-properties officeooo:rsid="0015cc1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-start text:name="__RefHeading___Toc1032_3096729952"/>Project informations<text:bookmark-end text:name="__RefHeading___Toc1032_3096729952"/></text:h>
      <text:p text:style-name="P3">Block: Robot <text:span text:style-name="T1">S</text:span>W</text:p>
      <text:p text:style-name="P3">Person responsible for this block:</text:p>
      <text:p text:style-name="P3"><text:tab/>eng. Bazan Mich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7"><text:a xlink:type="simple" xlink:href="#__RefHeading___Toc1032_3096729952" text:style-name="Index_20_Link" text:visited-style-name="Index_20_Link">Project informations<text:tab/>1</text:a></text:p>
          <text:p text:style-name="P7"><text:a xlink:type="simple" xlink:href="#__RefHeading___Toc58_623061502" text:style-name="Index_20_Link" text:visited-style-name="Index_20_Link">Change sheet<text:tab/>3</text:a></text:p>
          <text:p text:style-name="P7"><text:a xlink:type="simple" xlink:href="#__RefHeading___Toc60_623061502" text:style-name="Index_20_Link" text:visited-style-name="Index_20_Link">Glossary<text:tab/>4</text:a></text:p>
          <text:p text:style-name="P7"><text:a xlink:type="simple" xlink:href="#__RefHeading___Toc62_623061502" text:style-name="Index_20_Link" text:visited-style-name="Index_20_Link">Analysis of the technical state of art, review of knowledge analysis<text:tab/>5</text:a></text:p>
          <text:p text:style-name="P7"><text:a xlink:type="simple" xlink:href="#__RefHeading___Toc64_623061502" text:style-name="Index_20_Link" text:visited-style-name="Index_20_Link">Requirements regarding this project<text:tab/>6</text:a></text:p>
          <text:p text:style-name="P7"><text:a xlink:type="simple" xlink:href="#__RefHeading___Toc66_623061502" text:style-name="Index_20_Link" text:visited-style-name="Index_20_Link">Requirements regarding system components<text:tab/>7</text:a></text:p>
          <text:p text:style-name="P7"><text:a xlink:type="simple" xlink:href="#__RefHeading___Toc68_623061502" text:style-name="Index_20_Link" text:visited-style-name="Index_20_Link">System architecture<text:tab/>8</text:a></text:p>
          <text:p text:style-name="P7"><text:a xlink:type="simple" xlink:href="#__RefHeading___Toc70_623061502" text:style-name="Index_20_Link" text:visited-style-name="Index_20_Link">Software detailed design<text:tab/>9</text:a></text:p>
          <text:p text:style-name="P7"><text:a xlink:type="simple" xlink:href="#__RefHeading___Toc72_623061502" text:style-name="Index_20_Link" text:visited-style-name="Index_20_Link">Requirements veryfication<text:tab/>10</text:a></text:p>
          <text:p text:style-name="P7"><text:a xlink:type="simple" xlink:href="#__RefHeading___Toc74_623061502" text:style-name="Index_20_Link" text:visited-style-name="Index_20_Link">References<text:tab/>11</text:a></text:p>
        </text:index-body>
      </text:table-of-content>
      <text:p text:style-name="P3"/>
      <text:h text:style-name="P10" text:outline-level="1"><text:bookmark-start text:name="__RefHeading___Toc58_623061502"/>Change sheet<text:bookmark-end text:name="__RefHeading___Toc58_623061502"/></text:h>
      <text:p text:style-name="P6"/>
      <table:table table:name="Table1" table:style-name="Table1">
        <table:table-column table:style-name="Table1.A"/>
        <table:table-column table:style-name="Table1.B"/>
        <table:table-row table:style-name="TableLine94421397953152"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Description</text:p>
          </table:table-cell>
        </table:table-row>
        <table:table-row table:style-name="TableLine94421398000448">
          <table:table-cell table:style-name="Table1.A2" office:value-type="string">
            <text:p text:style-name="P4">02/22/2024</text:p>
          </table:table-cell>
          <table:table-cell table:style-name="Table1.B2" office:value-type="string">
            <text:p text:style-name="P5">Template cration, basic info, glossary, requirements analysis and software design.</text:p>
          </table:table-cell>
        </table:table-row>
      </table:table>
      <text:p text:style-name="P6"/>
      <text:h text:style-name="P10" text:outline-level="1"><text:bookmark-start text:name="__RefHeading___Toc60_623061502"/>Glossary<text:bookmark-end text:name="__RefHeading___Toc60_623061502"/></text:h>
      <text:h text:style-name="P11" text:outline-level="1"><text:bookmark-start text:name="__RefHeading___Toc62_623061502"/>Analysis of the technical state of art, review of knowledge analysis<text:bookmark-end text:name="__RefHeading___Toc62_623061502"/></text:h>
      <text:h text:style-name="P10" text:outline-level="1"><text:bookmark-start text:name="__RefHeading___Toc64_623061502"/>Requirements regarding this project<text:bookmark-end text:name="__RefHeading___Toc64_623061502"/></text:h>
      <text:h text:style-name="P10" text:outline-level="1"><text:bookmark-start text:name="__RefHeading___Toc66_623061502"/>Requirements regarding system components<text:bookmark-end text:name="__RefHeading___Toc66_623061502"/></text:h>
      <text:h text:style-name="P12" text:outline-level="1"><text:bookmark-start text:name="__RefHeading___Toc68_623061502"/>System architecture<text:bookmark-end text:name="__RefHeading___Toc68_623061502"/></text:h>
      <text:h text:style-name="P12" text:outline-level="1"><text:bookmark-start text:name="__RefHeading___Toc70_623061502"/>Software detailed design<text:bookmark-end text:name="__RefHeading___Toc70_623061502"/></text:h>
      <text:h text:style-name="P12" text:outline-level="1"><text:bookmark-start text:name="__RefHeading___Toc72_623061502"/>Requirements veryfication<text:bookmark-end text:name="__RefHeading___Toc72_623061502"/></text:h>
      <text:h text:style-name="P12" text:outline-level="1"><text:bookmark-start text:name="__RefHeading___Toc74_623061502"/>References<text:bookmark-end text:name="__RefHeading___Toc74_623061502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7:52:41.349519322</meta:creation-date>
    <meta:generator>LibreOffice/6.4.7.2$Linux_X86_64 LibreOffice_project/40$Build-2</meta:generator>
    <dc:date>2024-02-22T18:59:31.321520033</dc:date>
    <meta:editing-duration>PT7M55S</meta:editing-duration>
    <meta:editing-cycles>3</meta:editing-cycles>
    <meta:document-statistic meta:table-count="1" meta:image-count="0" meta:object-count="0" meta:page-count="11" meta:paragraph-count="28" meta:word-count="101" meta:character-count="735" meta:non-whitespace-character-count="661"/>
  </office:meta>
</office:document-meta>
</file>